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loext:graphic-properties draw:fill="solid" draw:fill-color="#2a6099"/>
      <style:paragraph-properties fo:margin-top="0cm" fo:margin-bottom="0.199cm" style:contextual-spacing="false" fo:text-align="center" style:justify-single-word="false" fo:background-color="#2a6099" fo:padding="0.049cm" fo:border="none">
        <style:tab-stops/>
      </style:paragraph-properties>
      <style:text-properties fo:color="#ffffff" loext:opacity="100%" style:font-name="Times" fo:font-size="20pt" fo:letter-spacing="0.011cm" fo:font-weight="bold" style:font-size-asian="20pt" style:font-weight-asian="bold" style:font-size-complex="20pt" style:font-weight-complex="bold"/>
    </style:style>
    <style:style style:name="P2" style:family="paragraph" style:parent-style-name="Standard">
      <loext:graphic-properties draw:fill="solid" draw:fill-color="#2a6099"/>
      <style:paragraph-properties fo:margin-top="0cm" fo:margin-bottom="0.199cm" style:contextual-spacing="false" fo:text-align="center" style:justify-single-word="false" fo:background-color="#2a6099" fo:padding="0.049cm" fo:border="none">
        <style:tab-stops/>
      </style:paragraph-properties>
      <style:text-properties fo:color="#ffffff" loext:opacity="100%" style:font-name="Times" fo:font-size="15pt" fo:letter-spacing="0.011cm" fo:font-weight="bold" officeooo:paragraph-rsid="0009a260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top="0cm" fo:margin-bottom="0.199cm" style:contextual-spacing="false" fo:text-align="center" style:justify-single-word="false"/>
      <style:text-properties fo:color="#000000" loext:opacity="100%" style:font-name="Times" fo:font-size="10pt" fo:letter-spacing="0.011cm"/>
    </style:style>
    <style:style style:name="P4" style:family="paragraph" style:parent-style-name="Standard">
      <loext:graphic-properties draw:fill="solid" draw:fill-color="#2a6099"/>
      <style:paragraph-properties fo:margin-top="0cm" fo:margin-bottom="0.199cm" style:contextual-spacing="false" fo:text-align="start" style:justify-single-word="false" fo:background-color="#2a6099">
        <style:tab-stops/>
      </style:paragraph-properties>
      <style:text-properties fo:color="#ffffff" loext:opacity="100%" style:font-name="Times" fo:font-size="15pt" fo:letter-spacing="0.011cm" fo:font-weight="bold" style:font-size-asian="15pt" style:font-weight-asian="bold" style:font-size-complex="15pt" style:font-weight-complex="bold"/>
    </style:style>
    <style:style style:name="P5" style:family="paragraph" style:parent-style-name="Standard">
      <loext:graphic-properties draw:fill="solid" draw:fill-color="#b2b2b2"/>
      <style:paragraph-properties fo:margin-top="0cm" fo:margin-bottom="0.199cm" style:contextual-spacing="false" fo:text-align="center" style:justify-single-word="false" fo:background-color="#b2b2b2">
        <style:tab-stops/>
      </style:paragraph-properties>
      <style:text-properties fo:color="#000000" loext:opacity="100%" style:font-name="Times" fo:font-size="10pt" fo:letter-spacing="0.011cm" officeooo:paragraph-rsid="000a051b"/>
    </style:style>
    <style:style style:name="P6" style:family="paragraph" style:parent-style-name="Standard">
      <loext:graphic-properties draw:fill="solid" draw:fill-color="#b2b2b2"/>
      <style:paragraph-properties fo:margin-top="0cm" fo:margin-bottom="0.199cm" style:contextual-spacing="false" fo:text-align="center" style:justify-single-word="false" fo:background-color="#b2b2b2">
        <style:tab-stops/>
      </style:paragraph-properties>
      <style:text-properties fo:color="#000000" loext:opacity="100%" style:font-name="Times" fo:font-size="10pt" fo:letter-spacing="0.011cm"/>
    </style:style>
    <style:style style:name="P7" style:family="paragraph" style:parent-style-name="Standard">
      <loext:graphic-properties draw:fill="solid" draw:fill-color="#b2b2b2"/>
      <style:paragraph-properties fo:margin-top="0cm" fo:margin-bottom="0.199cm" style:contextual-spacing="false" fo:text-align="center" style:justify-single-word="false" fo:background-color="#b2b2b2"/>
      <style:text-properties fo:color="#2a6099" loext:opacity="100%" style:font-name="Times" fo:font-size="10pt" fo:letter-spacing="0.011cm" officeooo:paragraph-rsid="000d176a"/>
    </style:style>
    <style:style style:name="P8" style:family="paragraph" style:parent-style-name="Standard">
      <loext:graphic-properties draw:fill="solid" draw:fill-color="#b2b2b2"/>
      <style:paragraph-properties fo:margin-top="0cm" fo:margin-bottom="0.199cm" style:contextual-spacing="false" fo:text-align="center" style:justify-single-word="false" fo:background-color="#b2b2b2"/>
      <style:text-properties fo:color="#000000" loext:opacity="100%" style:font-name="Times" fo:font-size="10pt" fo:letter-spacing="0.011cm" officeooo:paragraph-rsid="000d176a"/>
    </style:style>
    <style:style style:name="P9" style:family="paragraph" style:parent-style-name="Standard">
      <style:paragraph-properties fo:margin-top="0cm" fo:margin-bottom="0.199cm" style:contextual-spacing="false" fo:text-align="center" style:justify-single-word="false"/>
      <style:text-properties fo:color="#000000" loext:opacity="100%" style:font-name="Times" fo:font-size="10pt" fo:letter-spacing="0.011cm" officeooo:paragraph-rsid="000d176a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fo:font-size="8pt" officeooo:rsid="000d176a" style:font-size-asian="8pt" style:font-size-complex="8pt"/>
    </style:style>
    <style:style style:name="T4" style:family="text">
      <style:text-properties fo:font-size="8pt" officeooo:rsid="000d176a" style:font-size-asian="8pt" style:font-size-complex="8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nthèse de l'affaire : {d.affaire.nom}</text:p>
      <text:p text:style-name="P2">Document généré le {d.dateDocument}</text:p>
      <text:p text:style-name="P3"/>
      <text:p text:style-name="P4">Informations générales</text:p>
      <text:p text:style-name="P5"><text:span text:style-name="T1">Description :</text:span> {d.affaire.description}</text:p>
      <text:section text:style-name="Sect1" text:name="Section1">
        <text:p text:style-name="P6"><text:span text:style-name="T1">Lieu :</text:span> {d.affaire.lieu}</text:p>
        <text:p text:style-name="P6"><text:span text:style-name="T1">Date des faits :</text:span> {d.affaire.dateFaits}</text:p>
        <text:p text:style-name="P6"><text:span text:style-name="T1">Date de création :</text:span> {d.affaire.dateCreation}</text:p>
        <text:p text:style-name="P6"><text:span text:style-name="T1">Rédacteur :</text:span> {d.affaire.redacteur}</text:p>
        <text:p text:style-name="P6"><text:span text:style-name="T1">Statut d'archivage :</text:span> {d.affaire.archive}</text:p>
      </text:section>
      <text:p text:style-name="P6"><text:span text:style-name="T1">Notes :</text:span> {d.affaire.notes}</text:p>
      <text:p text:style-name="P3"/>
      <text:p text:style-name="P4">Statistiques générales</text:p>
      <text:section text:style-name="Sect1" text:name="Section2">
        <text:p text:style-name="P7"><text:span text:style-name="T2">{d.stats.nbMilitaires}<text:line-break/></text:span><text:span text:style-name="T3">Militaires</text:span></text:p>
        <text:p text:style-name="P8"><text:s/>({d.stats.nbMilitairesDecedes} décédés, {d.stats.nbMilitairesBlesses} blessés)</text:p>
        <text:p text:style-name="P3"/>
        <text:p text:style-name="P7"><text:span text:style-name="T2">{d.stats.nbBeneficiaires}<text:line-break/></text:span><text:span text:style-name="T3">Bénéficiaires</text:span></text:p>
        <text:p text:style-name="P8"><text:span text:style-name="T1">{d.stats.montantTotalConventions}</text:span><text:line-break/><text:span text:style-name="T4">Conventions</text:span></text:p>
        <text:p text:style-name="P9"/>
        <text:p text:style-name="P9"/>
        <text:p text:style-name="P8"><text:span text:style-name="T1">{d.stats.montantTotalPaiements}</text:span><text:line-break/><text:span text:style-name="T4">Paiements</text:span></text:p>
      </text:section>
      <text:p text:style-name="P3"/>
      <text:p text:style-name="P4">Détail par militaire</text:p>
      <text:p text:style-name="P3"/>
      <text:p text:style-name="P3">### Militaire : {d.militaires[i].grade} {d.militaires[i].prenom} {d.militaires[i].nom}</text:p>
      <text:p text:style-name="P3">- **Unité** : {d.militaires[i].unite}</text:p>
      <text:p text:style-name="P3">- **Région** : {d.militaires[i].region}</text:p>
      <text:p text:style-name="P3">- **Département** : {d.militaires[i].departement}</text:p>
      <text:p text:style-name="P3">- **Circonstances** : {d.militaires[i].circonstance}</text:p>
      <text:p text:style-name="P3">- **Nature des blessures** : {d.militaires[i].natureDesBlessures}</text:p>
      <text:p text:style-name="P3">- **ITT** : {d.militaires[i].itt}</text:p>
      <text:p text:style-name="P3">- **Statut** : {d.militaires[i].decede}</text:p>
      <text:p text:style-name="P3">- **Nombre de bénéficiaires** : {d.militaires[i].nbBeneficiaires}</text:p>
      <text:p text:style-name="P3">- **Total des conventions** : {d.militaires[i].totalConventions}</text:p>
      <text:p text:style-name="P3">- **Total des paiements** : {d.militaires[i].totalPaiements}</text:p>
      <text:p text:style-name="P3"/>
      <text:p text:style-name="P3">#### Bénéficiaires associés</text:p>
      <text:p text:style-name="P3"/>
      <text:p text:style-name="P3">##### Bénéficiaire : {d.militaires[i].beneficiaires[i].prenom} {d.militaires[i].beneficiaires[i].nom}</text:p>
      <text:p text:style-name="P3">- **Qualité** : {d.militaires[i].beneficiaires[i].qualite}</text:p>
      <text:p text:style-name="P3">- **Numéro de décision** : {d.militaires[i].beneficiaires[i].numeroDecision}</text:p>
      <text:p text:style-name="P3">- **Date de décision** : {d.militaires[i].beneficiaires[i].dateDecision}</text:p>
      <text:p text:style-name="P3">- **Montant total des conventions** : {d.militaires[i].beneficiaires[i].montantTotalConventions}</text:p>
      <text:p text:style-name="P3">- **Montant total des paiements** : {d.militaires[i].beneficiaires[i].montantTotalPaiements}</text:p>
      <text:p text:style-name="P3"/>
      <text:p text:style-name="P3"><text:soft-page-break/>###### Avocats</text:p>
      <text:p text:style-name="P3">- {d.militaires[i].beneficiaires[i].avocats[i].nomComplet} ({d.militaires[i].beneficiaires[i].avocats[i].email}) - Spécialisation RPC : {d.militaires[i].beneficiaires[i].avocats[i].specialisationRPC}</text:p>
      <text:p text:style-name="P3">- {d.militaires[i].beneficiaires[i].avocats[i+1].nomComplet}</text:p>
      <text:p text:style-name="P3"/>
      <text:p text:style-name="P3">###### Conventions</text:p>
      <text:p text:style-name="P3">- Montant : {d.militaires[i].beneficiaires[i].conventions[i].montant} - Pourcentage résultats : {d.militaires[i].beneficiaires[i].conventions[i].pourcentageResultats}</text:p>
      <text:p text:style-name="P3"><text:s text:c="2"/>- Date d'envoi à l'avocat : {d.militaires[i].beneficiaires[i].conventions[i].dateEnvoiAvocat}</text:p>
      <text:p text:style-name="P3"><text:s text:c="2"/>- Date d'envoi au bénéficiaire : {d.militaires[i].beneficiaires[i].conventions[i].dateEnvoiBeneficiaire}</text:p>
      <text:p text:style-name="P3"><text:s text:c="2"/>- Date de validation FMG : {d.militaires[i].beneficiaires[i].conventions[i].dateValidationFMG}</text:p>
      <text:p text:style-name="P3"><text:s text:c="2"/>- Avocat : {d.militaires[i].beneficiaires[i].conventions[i].avocat}</text:p>
      <text:p text:style-name="P3">- {d.militaires[i].beneficiaires[i].conventions[i+1].montant}</text:p>
      <text:p text:style-name="P3"/>
      <text:p text:style-name="P3">###### Paiements</text:p>
      <text:p text:style-name="P3">- Type : {d.militaires[i].beneficiaires[i].paiements[i].type} - Montant : {d.militaires[i].beneficiaires[i].paiements[i].montant} - Date : {d.militaires[i].beneficiaires[i].paiements[i].date}</text:p>
      <text:p text:style-name="P3"><text:s text:c="2"/>- Destinataire : {d.militaires[i].beneficiaires[i].paiements[i].qualiteDestinataire} {d.militaires[i].beneficiaires[i].paiements[i].identiteDestinataire}</text:p>
      <text:p text:style-name="P3"><text:s text:c="2"/>- Référence : {d.militaires[i].beneficiaires[i].paiements[i].referencePiece}</text:p>
      <text:p text:style-name="P3">- {d.militaires[i].beneficiaires[i].paiements[i+1].type}</text:p>
      <text:p text:style-name="P3"/>
      <text:p text:style-name="P3">##### {d.militaires[i].beneficiaires[i+1].prenom}</text:p>
      <text:p text:style-name="P3"/>
      <text:p text:style-name="P3">### {d.militaires[i+1].grade}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Tahoma" svg:font-family="Tahoma" style:font-family-generic="system" style:font-pitch="variable"/>
    <style:font-face style:name="Times" svg:font-family="Time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Times" fo:font-size="12pt" fo:language="fr" fo:country="FR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loext:opacity="100%" style:font-name="Times" fo:font-size="12pt" fo:language="fr" fo:country="FR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6.2$MacOSX_AARCH64 LibreOffice_project/6d98ba145e9a8a39fc57bcc76981d1fb1316c60c</meta:generator>
    <dc:date>2025-04-27T11:40:17.866236084</dc:date>
    <meta:editing-duration>PT34M53S</meta:editing-duration>
    <meta:editing-cycles>8</meta:editing-cycles>
    <meta:document-statistic meta:table-count="0" meta:image-count="0" meta:object-count="0" meta:page-count="2" meta:paragraph-count="52" meta:word-count="225" meta:character-count="3183" meta:non-whitespace-character-count="2997"/>
  </office:meta>
</office:document-meta>
</file>